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zyDynaClass.setReturnNull( boolean returnNu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LazyDynaClass( String name , Class dynaBea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remove(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azyDynaClass.add( String name , Class type , boolean readable , boolean write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add( DynaProperty proper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zyDynaClass.LazyDynaClass( String name , DynaProperty [ ]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ad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isReturn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getDynaProperty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zyDynaClass.isDyna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azyDynaClass.LazyDyn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isRestri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LazyDynaClas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LazyDynaClass( String name , Class dynaBeanClass , DynaProperty propertie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DynaClass.add( String name , Class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zyDynaClass.setRestricted( boolean restri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